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Calibri1" svg:font-family="Calibri"/>
    <style:font-face style:name="arial" svg:font-family="arial, helvetica"/>
    <style:font-face style:name="Arial1"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fo:color="#000000" style:font-name="Arial1"/>
    </style:style>
    <style:style style:name="T2" style:family="text">
      <style:text-properties fo:color="#000000" style:font-name="Arial1" fo:language="zxx" fo:country="none" style:font-size-asian="12pt" style:font-weight-asian="normal" style:font-size-complex="12pt" style:font-weight-complex="normal"/>
    </style:style>
    <style:style style:name="T3" style:family="text">
      <style:text-properties style:font-name="Arial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mas Lerchundi<text:tab/><text:tab/><text:tab/><text:tab/><text:tab/><text:tab/>Fait à Cestas,</text:p>
      <text:p text:style-name="P1">Objet : Candidature de stage<text:tab/><text:tab/><text:tab/><text:tab/><text:tab/>Le 05/01/2014<text:tab/><text:tab/></text:p>
      <text:p text:style-name="P1"><text:tab/><text:tab/><text:tab/><text:tab/><text:tab/><text:tab/><text:tab/><text:tab/><text:tab/></text:p>
      <text:p text:style-name="P1"><text:tab/><text:tab/><text:tab/><text:tab/><text:tab/><text:tab/><text:tab/><text:tab/><text:tab/><text:tab/><text:tab/></text:p>
      <text:p text:style-name="P2"/>
      <text:p text:style-name="P2"/>
      <text:p text:style-name="P2"/>
      <text:p text:style-name="P2"/>
      <text:p text:style-name="P2"/>
      <text:p text:style-name="P2"/>
      <text:p text:style-name="P2"/>
      <text:p text:style-name="P1">Madame, Monsieur,</text:p>
      <text:p text:style-name="P2"/>
      <text:p text:style-name="P2"/>
      <text:p text:style-name="P1"><text:tab/><text:span text:style-name="T3">L'entreprise</text:span><text:span text:style-name="T1"> </text:span><text:span text:style-name="T2">AB Infotech</text:span><text:span text:style-name="T1"> </text:span><text:span text:style-name="T3">étant u</text:span>ne des plus réputées sur Cestas, je me permets de vous faire part de ma demande de stage pour la période du 7 avril 2013 au 13 juin 2013.</text:p>
      <text:p text:style-name="P2"/>
      <text:p text:style-name="P1">Je suis étudiant à l'IUT de Bordeaux au département informatique. Mon stage s'inscrit donc dans le cadre de ma deuxième année. Ma formation m'a permis d'acquérir plusieurs compétences, notamment dans le domaine de la programmation . Je maîtrise donc plusieurs langages de programmation de type objet, comme Java ou C++ et j'ai été initié aux principaux langages de programmation Web. J'ai également été formé à l'organisation et la modélisation du génie-logiciel. Le langage UML ainsi que la méthode Merise font donc partis de mes connaissances. Je suis à l'aise avec les systèmes d'exploitation tels que Linux et Windows 7. Je possède un niveau d'anglais correct, tant en expression qu'en communication. Curieux, rigoureux, dynamique, et <text:s/>surtout motivé, j'ai également acquis une certaine expérience dans le travail d'équipe, plus particulièrement à travers mes activités personnelles. En effet, Je fais parti d'une équipe de football et d'un groupe de musique.</text:p>
      <text:p text:style-name="P2"/>
      <text:p text:style-name="P1"><text:s/>Très déterminé à faire valoir mes ambitions, je suis bien évidemment à votre disposition pour un futur entretien.</text:p>
      <text:p text:style-name="P2"/>
      <text:p text:style-name="P1">Je vous prie d'agréer, Madame, Monsieur, mes sincères salutations.</text:p>
      <text:p text:style-name="P2"/>
      <text:p text:style-name="P1"><text:tab/><text:tab/><text:tab/><text:tab/><text:tab/><text:tab/><text:tab/><text:tab/> <text:s text:c="4"/></text:p>
      <text:p text:style-name="P1"><text:tab/><text:tab/><text:tab/><text:tab/><text:tab/><text:tab/><text:tab/><text:tab/>Thomas Lerchund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Calibri1" svg:font-family="Calibri"/>
    <style:font-face style:name="arial" svg:font-family="arial, helvetica"/>
    <style:font-face style:name="Arial1"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05T20:38:20.75</dc:date>
    <meta:editing-duration>PT20M27S</meta:editing-duration>
    <meta:editing-cycles>5</meta:editing-cycles>
    <meta:generator>OpenOffice.org/3.4.1$Win32 OpenOffice.org_project/341m1$Build-9593</meta:generator>
    <meta:document-statistic meta:table-count="0" meta:image-count="0" meta:object-count="0" meta:page-count="1" meta:paragraph-count="11" meta:word-count="223" meta:character-count="1471"/>
  </office:meta>
</office:document-meta>
</file>